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06ed93" officeooo:paragraph-rsid="0006ed93"/>
    </style:style>
    <style:style style:name="P3" style:family="paragraph" style:parent-style-name="Standard">
      <style:text-properties officeooo:rsid="0006ed93" officeooo:paragraph-rsid="0006ed93"/>
    </style:style>
    <style:style style:name="P4" style:family="paragraph" style:parent-style-name="Preformatted_20_Text">
      <style:text-properties officeooo:rsid="0007b063" officeooo:paragraph-rsid="0007b063"/>
    </style:style>
    <style:style style:name="P5" style:family="paragraph" style:parent-style-name="Standard">
      <style:text-properties officeooo:rsid="0007b063" officeooo:paragraph-rsid="0007b063"/>
    </style:style>
    <style:style style:name="P6" style:family="paragraph" style:parent-style-name="Preformatted_20_Text">
      <style:text-properties officeooo:rsid="00097453" officeooo:paragraph-rsid="00097453"/>
    </style:style>
    <style:style style:name="P7" style:family="paragraph" style:parent-style-name="Standard">
      <style:text-properties officeooo:rsid="00097453" officeooo:paragraph-rsid="00097453"/>
    </style:style>
    <style:style style:name="P8" style:family="paragraph" style:parent-style-name="Preformatted_20_Text">
      <style:text-properties officeooo:rsid="000b5dc3" officeooo:paragraph-rsid="000b5dc3"/>
    </style:style>
    <style:style style:name="P9" style:family="paragraph" style:parent-style-name="Standard">
      <style:text-properties officeooo:rsid="000b5dc3" officeooo:paragraph-rsid="000b5dc3"/>
    </style:style>
    <style:style style:name="P10" style:family="paragraph" style:parent-style-name="Preformatted_20_Text">
      <style:text-properties officeooo:rsid="000bb97e" officeooo:paragraph-rsid="000bb97e"/>
    </style:style>
    <style:style style:name="P11" style:family="paragraph" style:parent-style-name="Standard">
      <style:text-properties officeooo:rsid="000bb97e" officeooo:paragraph-rsid="000bb97e"/>
    </style:style>
    <style:style style:name="P12" style:family="paragraph" style:parent-style-name="Preformatted_20_Text">
      <style:text-properties officeooo:rsid="000d8f25" officeooo:paragraph-rsid="000d8f25"/>
    </style:style>
    <style:style style:name="P13" style:family="paragraph" style:parent-style-name="Standard">
      <style:text-properties officeooo:rsid="000d8f25" officeooo:paragraph-rsid="000d8f25"/>
    </style:style>
    <style:style style:name="P14" style:family="paragraph" style:parent-style-name="Standard">
      <style:text-properties officeooo:rsid="000f2404" officeooo:paragraph-rsid="000f2404"/>
    </style:style>
    <style:style style:name="P15" style:family="paragraph" style:parent-style-name="Standard">
      <style:text-properties fo:font-weight="bold" officeooo:rsid="000b5dc3" officeooo:paragraph-rsid="000b5dc3" style:font-weight-asian="bold" style:font-weight-complex="bold"/>
    </style:style>
    <style:style style:name="P16" style:family="paragraph" style:parent-style-name="Standard">
      <style:text-properties fo:font-weight="bold" officeooo:rsid="000bb97e" officeooo:paragraph-rsid="000bb97e" style:font-weight-asian="bold" style:font-weight-complex="bold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Preformatted_20_Text">
      <style:text-properties officeooo:rsid="000f2404" officeooo:paragraph-rsid="000f2404"/>
    </style:style>
    <style:style style:name="P19" style:family="paragraph" style:parent-style-name="Preformatted_20_Text">
      <style:text-properties officeooo:paragraph-rsid="000f2404"/>
    </style:style>
    <style:style style:name="P20" style:family="paragraph" style:parent-style-name="Preformatted_20_Text">
      <style:text-properties officeooo:rsid="00148444" officeooo:paragraph-rsid="00148444"/>
    </style:style>
    <style:style style:name="P21" style:family="paragraph" style:parent-style-name="Preformatted_20_Text">
      <style:text-properties officeooo:rsid="0015992c" officeooo:paragraph-rsid="0015992c"/>
    </style:style>
    <style:style style:name="P22" style:family="paragraph" style:parent-style-name="Preformatted_20_Text">
      <style:text-properties fo:font-size="10.5pt" officeooo:rsid="0016b697" officeooo:paragraph-rsid="0016b697" style:font-size-asian="10.5pt" style:font-size-complex="10.5pt"/>
    </style:style>
    <style:style style:name="P23" style:family="paragraph" style:parent-style-name="Preformatted_20_Text">
      <style:text-properties officeooo:rsid="00186717" officeooo:paragraph-rsid="00186717"/>
    </style:style>
    <style:style style:name="P24" style:family="paragraph" style:parent-style-name="Standard">
      <style:text-properties officeooo:rsid="00126670" officeooo:paragraph-rsid="00126670"/>
    </style:style>
    <style:style style:name="P25" style:family="paragraph" style:parent-style-name="Standard">
      <style:text-properties officeooo:paragraph-rsid="00126670"/>
    </style:style>
    <style:style style:name="P26" style:family="paragraph" style:parent-style-name="Standard">
      <style:text-properties officeooo:rsid="0006ed93" officeooo:paragraph-rsid="0006ed93"/>
    </style:style>
    <style:style style:name="P27" style:family="paragraph" style:parent-style-name="Standard">
      <style:text-properties officeooo:rsid="00148444" officeooo:paragraph-rsid="00148444"/>
    </style:style>
    <style:style style:name="P28" style:family="paragraph" style:parent-style-name="Standard">
      <style:text-properties officeooo:paragraph-rsid="001514c1"/>
    </style:style>
    <style:style style:name="P29" style:family="paragraph" style:parent-style-name="Standard">
      <style:text-properties officeooo:rsid="0015992c" officeooo:paragraph-rsid="0015992c"/>
    </style:style>
    <style:style style:name="P30" style:family="paragraph" style:parent-style-name="Standard">
      <style:text-properties officeooo:rsid="0016b697" officeooo:paragraph-rsid="0016b697"/>
    </style:style>
    <style:style style:name="P31" style:family="paragraph" style:parent-style-name="Standard">
      <style:text-properties fo:font-size="10.5pt" officeooo:rsid="0016b697" officeooo:paragraph-rsid="0016b697" style:font-size-asian="10.5pt" style:font-size-complex="10.5pt"/>
    </style:style>
    <style:style style:name="P32" style:family="paragraph" style:parent-style-name="Standard">
      <style:text-properties officeooo:rsid="00186717" officeooo:paragraph-rsid="00186717"/>
    </style:style>
    <style:style style:name="P33" style:family="paragraph" style:parent-style-name="Standard">
      <style:text-properties officeooo:paragraph-rsid="00186717"/>
    </style:style>
    <style:style style:name="T1" style:family="text">
      <style:text-properties officeooo:rsid="001240b7"/>
    </style:style>
    <style:style style:name="T2" style:family="text">
      <style:text-properties officeooo:rsid="00126670"/>
    </style:style>
    <style:style style:name="T3" style:family="text">
      <style:text-properties officeooo:rsid="001514c1"/>
    </style:style>
    <style:style style:name="T4" style:family="text">
      <style:text-properties officeooo:rsid="00186717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6717" style:font-weight-asian="bold" style:font-weight-complex="bold"/>
    </style:style>
    <style:style style:name="T9" style:family="text">
      <style:text-properties fo:font-weight="bold" officeooo:rsid="0018b72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8">LAG 1 ERR 0 TEST 1:</text:span><text:span text:style-name="T4"><text:line-break/>1</text:span><text:span text:style-name="T6">HDZ ERROR:</text:span><text:span text:style-name="T5"> 0.034282634272986535</text:span></text:p>
      <text:p text:style-name="Preformatted_20_Text">SDP ERROR: 0.4652166869392504</text:p>
      <text:p text:style-name="Preformatted_20_Text">BM 365 ERROR: 4.971662383186654</text:p>
      <text:p text:style-name="Preformatted_20_Text"><text:span text:style-name="T9">5</text:span><text:span text:style-name="T7">KH ERROR</text:span>: 0.13778850997089506</text:p>
      <text:p text:style-name="Preformatted_20_Text"><text:span text:style-name="T8">4</text:span><text:span text:style-name="T7">MOST</text:span> ERROR: 0.2597830537511536</text:p>
      <text:p text:style-name="Preformatted_20_Text">HNS-LD ERROR: 1.4792558714303126</text:p>
      <text:p text:style-name="Preformatted_20_Text">Pametno ERROR: 0.5764759062291754</text:p>
      <text:p text:style-name="P1"><text:span text:style-name="T8">3</text:span><text:span text:style-name="T7">DPMS</text:span> ERROR: 0.5167299905719502</text:p>
      <text:p text:style-name="P32">LAG 1 ERR 1 TEST 1:</text:p>
      <text:p text:style-name="P23">HDZ ERROR: 0.05126431233889343</text:p>
      <text:p text:style-name="Preformatted_20_Text"><text:span text:style-name="T8">2</text:span><text:span text:style-name="T7">SDP ERROR</text:span>: 0.43710589399334565</text:p>
      <text:p text:style-name="Preformatted_20_Text"><text:span text:style-name="T9">6</text:span><text:span text:style-name="T7">BM 365</text:span> ERROR: 4.671248886047947</text:p>
      <text:p text:style-name="Preformatted_20_Text">KH ERROR: 0.15305266747980356</text:p>
      <text:p text:style-name="Preformatted_20_Text">MOST ERROR: 0.31540587747718396</text:p>
      <text:p text:style-name="Preformatted_20_Text"><text:span text:style-name="T9">7</text:span><text:span text:style-name="T7">HNS-LD</text:span> ERROR: 1.3298532379720016</text:p>
      <text:p text:style-name="Preformatted_20_Text"><text:span text:style-name="T9">8</text:span><text:span text:style-name="T7">Pametno</text:span> ERROR: 0.5123464145730653</text:p>
      <text:p text:style-name="P1">DPMS ERROR: 0.5352837954366408</text:p>
      <text:p text:style-name="P32"/>
      <text:p text:style-name="P27"/>
      <text:p text:style-name="P27"/>
      <text:p text:style-name="P32">BULLSHIT BELOW</text:p>
      <text:p text:style-name="P27">LAG 9:</text:p>
      <text:p text:style-name="P20">HDZ ERROR: 0.05682393649360352</text:p>
      <text:p text:style-name="Preformatted_20_Text">SDP ERROR: 0.1886094026745531</text:p>
      <text:p text:style-name="Preformatted_20_Text">BM 365 ERROR: 3.8155752375412777</text:p>
      <text:p text:style-name="Preformatted_20_Text">KH ERROR: 3.8851120839899465</text:p>
      <text:p text:style-name="Preformatted_20_Text">MOST ERROR: 0.42728585305758565</text:p>
      <text:p text:style-name="Preformatted_20_Text">HNS-LD ERROR: 0.7301207505442766</text:p>
      <text:p text:style-name="Preformatted_20_Text">Pametno ERROR: 0.4162879015874853</text:p>
      <text:p text:style-name="Preformatted_20_Text">NHR ERROR: 0.2614834950034553</text:p>
      <text:p text:style-name="P1">DPMS ERROR: 0.905649334231081</text:p>
      <text:p text:style-name="P28"><text:span text:style-name="T3">LAG 1:<text:line-break/></text:span>HDZ ERROR: 0.051784689787915436</text:p>
      <text:p text:style-name="Preformatted_20_Text">SDP ERROR: 0.13087272957467655</text:p>
      <text:p text:style-name="Preformatted_20_Text">BM 365 ERROR: 2.6475601913453497</text:p>
      <text:p text:style-name="Preformatted_20_Text">KH ERROR: 2.9824287345025042</text:p>
      <text:p text:style-name="Preformatted_20_Text">MOST ERROR: 0.28995459018806</text:p>
      <text:p text:style-name="Preformatted_20_Text">HNS-LD ERROR: 0.25887079326879053</text:p>
      <text:p text:style-name="Preformatted_20_Text">Pametno ERROR: 0.41463857195197423</text:p>
      <text:p text:style-name="Preformatted_20_Text">NHR ERROR: 0.5437343221596632</text:p>
      <text:p text:style-name="P1">DPMS ERROR: 0.29330596411749366</text:p>
      <text:p text:style-name="P29">LAG 1 ERR 1:</text:p>
      <text:p text:style-name="P21">HDZ ERROR: 0.05088228029922553</text:p>
      <text:p text:style-name="Preformatted_20_Text">SDP ERROR: 0.11440161558355927</text:p>
      <text:p text:style-name="Preformatted_20_Text">BM 365 ERROR: 2.3143489421285257</text:p>
      <text:p text:style-name="Preformatted_20_Text">KH ERROR: 2.5576121862860384</text:p>
      <text:p text:style-name="Preformatted_20_Text">MOST ERROR: 0.2600113272005487</text:p>
      <text:p text:style-name="Preformatted_20_Text">HNS-LD ERROR: 0.25304295640726643</text:p>
      <text:p text:style-name="Preformatted_20_Text">Pametno ERROR: 0.4271283812716377</text:p>
      <text:p text:style-name="Preformatted_20_Text">NHR ERROR: 0.5391123635044587</text:p>
      <text:p text:style-name="P1">DPMS ERROR: 0.28826297412767715</text:p>
      <text:p text:style-name="P30">1 TEST:<text:line-break/>LAG 1:</text:p>
      <text:p text:style-name="P31">HDZ ERROR: 0.043739443073946234</text:p>
      <text:p text:style-name="P31"><text:soft-page-break/>SDP ERROR: 0.43161924363418136</text:p>
      <text:p text:style-name="P31">BM 365 ERROR: 4.6126143315141865</text:p>
      <text:p text:style-name="P31">KH ERROR: 0.12699538265969124</text:p>
      <text:p text:style-name="P31">MOST ERROR: 0.2795364205012178</text:p>
      <text:p text:style-name="P31">HNS-LD ERROR: 1.4655387328952365</text:p>
      <text:p text:style-name="P31">Pametno ERROR: 0.6269296278122378</text:p>
      <text:p text:style-name="P31">NHR ERROR: inf</text:p>
      <text:p text:style-name="P31">DPMS ERROR: 0.5118285245669016</text:p>
      <text:p text:style-name="P31"/>
      <text:p text:style-name="P31">3TEST:</text:p>
      <text:p text:style-name="P31">LAG 1 ERR 1:</text:p>
      <text:p text:style-name="P22">HDZ ERROR: 0.05534908683074932</text:p>
      <text:p text:style-name="Preformatted_20_Text">SDP ERROR: 0.19064026477249926</text:p>
      <text:p text:style-name="Preformatted_20_Text">BM 365 ERROR: 3.859767641996518</text:p>
      <text:p text:style-name="Preformatted_20_Text">KH ERROR: 0.19153312737574313</text:p>
      <text:p text:style-name="Preformatted_20_Text">MOST ERROR: 0.2739627858526365</text:p>
      <text:p text:style-name="Preformatted_20_Text">HNS-LD ERROR: 0.2523136281369375</text:p>
      <text:p text:style-name="Preformatted_20_Text">Pametno ERROR: 0.5354563183757047</text:p>
      <text:p text:style-name="Preformatted_20_Text">NHR ERROR: 0.6737096743780905</text:p>
      <text:p text:style-name="P1">DPMS ERROR: 0.19497692127626423</text:p>
      <text:p text:style-name="P31"/>
      <text:p text:style-name="P30"/>
      <text:p text:style-name="P3"/>
      <text:p text:style-name="P3"/>
      <text:p text:style-name="P27">SVE ispod je kurcina btw</text:p>
      <text:p text:style-name="P3">Lag=11:</text:p>
      <text:p text:style-name="P2">HDZ ERROR: 0.06613180589748378</text:p>
      <text:p text:style-name="Preformatted_20_Text">SDP ERROR: 0.2669707041445088</text:p>
      <text:p text:style-name="Preformatted_20_Text">KH ERROR: 2.885500881238912</text:p>
      <text:p text:style-name="Preformatted_20_Text">MOST ERROR: 0.24871092332282715</text:p>
      <text:p text:style-name="Preformatted_20_Text">DPMS ERROR: 0.45873375369527886</text:p>
      <text:p text:style-name="Preformatted_20_Text">Centar ERROR: 0.7928815030985653</text:p>
      <text:p text:style-name="Preformatted_20_Text">Fokus ERROR: 0.8899864021427066</text:p>
      <text:p text:style-name="Preformatted_20_Text">Mozemo! ERROR: 0.6762280243121368</text:p>
      <text:p text:style-name="P1">RF ERROR: 0.8294824728728613</text:p>
      <text:p text:style-name="P3">Lag 10:</text:p>
      <text:p text:style-name="P2">HDZ ERROR: 0.06609542857233204</text:p>
      <text:p text:style-name="Preformatted_20_Text">SDP ERROR: 0.33804940697563174</text:p>
      <text:p text:style-name="Preformatted_20_Text">KH ERROR: 3.6424260030143953</text:p>
      <text:p text:style-name="Preformatted_20_Text">MOST ERROR: 0.3254012288755478</text:p>
      <text:p text:style-name="Preformatted_20_Text">DPMS ERROR: 0.7208749649309455</text:p>
      <text:p text:style-name="Preformatted_20_Text">Centar ERROR: 0.9484565618136511</text:p>
      <text:p text:style-name="Preformatted_20_Text">Fokus ERROR: 1.2340433147634395</text:p>
      <text:p text:style-name="Preformatted_20_Text">Mozemo! ERROR: 0.9634791001523902</text:p>
      <text:p text:style-name="P1">RF ERROR: 1.8058653029292933</text:p>
      <text:p text:style-name="P3">Lag 9:</text:p>
      <text:p text:style-name="P2">HDZ ERROR: 0.11005171872058096</text:p>
      <text:p text:style-name="Preformatted_20_Text">SDP ERROR: 0.5283508083586065</text:p>
      <text:p text:style-name="Preformatted_20_Text">KH ERROR: 0.6618524249414754</text:p>
      <text:p text:style-name="Preformatted_20_Text">MOST ERROR: 0.1329618492533752</text:p>
      <text:p text:style-name="Preformatted_20_Text">DPMS ERROR: 0.5789581699864096</text:p>
      <text:p text:style-name="Preformatted_20_Text">Centar ERROR: 0.7533435901193022</text:p>
      <text:p text:style-name="Preformatted_20_Text">Fokus ERROR: 0.4792473496976304</text:p>
      <text:p text:style-name="Preformatted_20_Text">Mozemo! ERROR: 0.6338982679827353</text:p>
      <text:p text:style-name="P1">RF ERROR: 0.5646773199796008</text:p>
      <text:p text:style-name="P5">Lag 8:</text:p>
      <text:p text:style-name="P4"><text:soft-page-break/>HDZ ERROR: 0.08830543626710173</text:p>
      <text:p text:style-name="Preformatted_20_Text">SDP ERROR: 0.3655160483320047</text:p>
      <text:p text:style-name="Preformatted_20_Text">KH ERROR: 0.41927644862106056</text:p>
      <text:p text:style-name="Preformatted_20_Text">MOST ERROR: 0.11527195865578672</text:p>
      <text:p text:style-name="Preformatted_20_Text">DPMS ERROR: 0.33577981228886566</text:p>
      <text:p text:style-name="Preformatted_20_Text">Centar ERROR: 0.566576287375747</text:p>
      <text:p text:style-name="Preformatted_20_Text">Fokus ERROR: 0.4424565660232989</text:p>
      <text:p text:style-name="Preformatted_20_Text">Mozemo! ERROR: 0.31812927664259955</text:p>
      <text:p text:style-name="P1">RF ERROR: 0.4937775896294929</text:p>
      <text:p text:style-name="P7">Lag 7:</text:p>
      <text:p text:style-name="P6">HDZ ERROR: 0.0830481736724661</text:p>
      <text:p text:style-name="Preformatted_20_Text">SDP ERROR: 0.37806682980032197</text:p>
      <text:p text:style-name="Preformatted_20_Text">KH ERROR: 0.8025578812920564</text:p>
      <text:p text:style-name="Preformatted_20_Text">MOST ERROR: 0.10990333124311609</text:p>
      <text:p text:style-name="Preformatted_20_Text">DPMS ERROR: 0.20231914902293138</text:p>
      <text:p text:style-name="Preformatted_20_Text">Centar ERROR: 0.6286244099537531</text:p>
      <text:p text:style-name="Preformatted_20_Text">Fokus ERROR: 0.42205646963045224</text:p>
      <text:p text:style-name="Preformatted_20_Text">Mozemo! ERROR: 0.31607391156017356</text:p>
      <text:p text:style-name="P1">RF ERROR: 0.4762773710927429</text:p>
      <text:p text:style-name="P7">Lag 6:</text:p>
      <text:p text:style-name="P6">HDZ ERROR: 0.07579499612690518</text:p>
      <text:p text:style-name="Preformatted_20_Text">SDP ERROR: 0.33621965841820733</text:p>
      <text:p text:style-name="Preformatted_20_Text">KH ERROR: 0.36306399322424937</text:p>
      <text:p text:style-name="Preformatted_20_Text">MOST ERROR: 0.0830884081074786</text:p>
      <text:p text:style-name="Preformatted_20_Text">DPMS ERROR: 0.231467111664869</text:p>
      <text:p text:style-name="Preformatted_20_Text">Centar ERROR: 0.4970907026654073</text:p>
      <text:p text:style-name="Preformatted_20_Text">Fokus ERROR: 0.46144756048049573</text:p>
      <text:p text:style-name="Preformatted_20_Text">Mozemo! ERROR: 0.24097472789899602</text:p>
      <text:p text:style-name="P1">RF ERROR: 0.4455325317720705</text:p>
      <text:p text:style-name="P7">Lag 5:</text:p>
      <text:p text:style-name="P6">HDZ ERROR: 0.0810984730725849</text:p>
      <text:p text:style-name="Preformatted_20_Text">SDP ERROR: 0.290490096799049</text:p>
      <text:p text:style-name="Preformatted_20_Text">KH ERROR: 0.4607417647876774</text:p>
      <text:p text:style-name="Preformatted_20_Text">MOST ERROR: 0.06524930209713309</text:p>
      <text:p text:style-name="Preformatted_20_Text">DPMS ERROR: 0.37183781934188365</text:p>
      <text:p text:style-name="Preformatted_20_Text">Centar ERROR: 0.46908938595631466</text:p>
      <text:p text:style-name="Preformatted_20_Text">Fokus ERROR: 0.47679988074531865</text:p>
      <text:p text:style-name="Preformatted_20_Text">Mozemo! ERROR: 0.1559861316684055</text:p>
      <text:p text:style-name="P1">RF ERROR: 0.4661727446230346</text:p>
      <text:p text:style-name="P9">Lag 4:</text:p>
      <text:p text:style-name="P8">HDZ ERROR: 0.07322470387701555</text:p>
      <text:p text:style-name="Preformatted_20_Text">SDP ERROR: 0.27953605872436815</text:p>
      <text:p text:style-name="Preformatted_20_Text">KH ERROR: 0.5205870588029461</text:p>
      <text:p text:style-name="Preformatted_20_Text">MOST ERROR: 0.07035036450399058</text:p>
      <text:p text:style-name="Preformatted_20_Text">DPMS ERROR: 0.36192755274052774</text:p>
      <text:p text:style-name="Preformatted_20_Text">Centar ERROR: 0.43612689836135987</text:p>
      <text:p text:style-name="Preformatted_20_Text">Fokus ERROR: 0.42620488708418464</text:p>
      <text:p text:style-name="Preformatted_20_Text">Mozemo! ERROR: 0.13283921695279688</text:p>
      <text:p text:style-name="P1">RF ERROR: 0.35999860027773056</text:p>
      <text:p text:style-name="P9">Lag 3:</text:p>
      <text:p text:style-name="P8">HDZ ERROR: 0.07564465457432472</text:p>
      <text:p text:style-name="Preformatted_20_Text">SDP ERROR: 0.25437962476006587</text:p>
      <text:p text:style-name="Preformatted_20_Text">KH ERROR: 0.3549782369555391</text:p>
      <text:p text:style-name="Preformatted_20_Text">MOST ERROR: 0.07261275959470596</text:p>
      <text:p text:style-name="Preformatted_20_Text">DPMS ERROR: 0.2609690981290318</text:p>
      <text:p text:style-name="Preformatted_20_Text">Centar ERROR: 0.4105861965371782</text:p>
      <text:p text:style-name="Preformatted_20_Text"><text:soft-page-break/>Fokus ERROR: 0.40637814677845246</text:p>
      <text:p text:style-name="Preformatted_20_Text">Mozemo! ERROR: 0.11351937515833353</text:p>
      <text:p text:style-name="P1">RF ERROR: 0.35439088094531396</text:p>
      <text:p text:style-name="P15">Lag 2:</text:p>
      <text:p text:style-name="P8">HDZ ERROR: 0.07173478043728784</text:p>
      <text:p text:style-name="Preformatted_20_Text">SDP ERROR: 0.22441436946725227</text:p>
      <text:p text:style-name="Preformatted_20_Text">KH ERROR: 0.4143855641403685</text:p>
      <text:p text:style-name="Preformatted_20_Text">MOST ERROR: 0.05512447933172497</text:p>
      <text:p text:style-name="Preformatted_20_Text">DPMS ERROR: 0.2539690440833731</text:p>
      <text:p text:style-name="Preformatted_20_Text">Centar ERROR: 0.37260287591814556</text:p>
      <text:p text:style-name="Preformatted_20_Text">Fokus ERROR: 0.38458804957986814</text:p>
      <text:p text:style-name="Preformatted_20_Text">Mozemo! ERROR: 0.11459541318737988</text:p>
      <text:p text:style-name="P1">RF ERROR: 0.345060615902613</text:p>
      <text:p text:style-name="P16">Lag 1:</text:p>
      <text:p text:style-name="P10">HDZ ERROR: 0.07860710962939983</text:p>
      <text:p text:style-name="Preformatted_20_Text">SDP ERROR: 0.20324957978882868</text:p>
      <text:p text:style-name="Preformatted_20_Text">KH ERROR: 0.3166326428536296</text:p>
      <text:p text:style-name="Preformatted_20_Text">MOST ERROR: 0.07711701193370686</text:p>
      <text:p text:style-name="Preformatted_20_Text">DPMS ERROR: 0.18336877599764237</text:p>
      <text:p text:style-name="Preformatted_20_Text">Centar ERROR: 0.4137329408643001</text:p>
      <text:p text:style-name="Preformatted_20_Text">Fokus ERROR: 0.41673505987584336</text:p>
      <text:p text:style-name="Preformatted_20_Text">Mozemo! ERROR: 0.133256974441429</text:p>
      <text:p text:style-name="P1">RF ERROR: 0.3674802284858622</text:p>
      <text:p text:style-name="P1"/>
      <text:p text:style-name="P11">Lag 2, Err 1:</text:p>
      <text:p text:style-name="P10">HDZ ERROR: 0.07135033769859023</text:p>
      <text:p text:style-name="Preformatted_20_Text">SDP ERROR: 0.21939369093192165</text:p>
      <text:p text:style-name="Preformatted_20_Text">KH ERROR: 0.3694277406673485</text:p>
      <text:p text:style-name="Preformatted_20_Text">MOST ERROR: 0.061029513020053085</text:p>
      <text:p text:style-name="Preformatted_20_Text">DPMS ERROR: 0.27021602836408404</text:p>
      <text:p text:style-name="Preformatted_20_Text">Centar ERROR: 0.3670154669503845</text:p>
      <text:p text:style-name="Preformatted_20_Text">Fokus ERROR: 0.37451881367882606</text:p>
      <text:p text:style-name="Preformatted_20_Text">Mozemo! ERROR: 0.12018511470328125</text:p>
      <text:p text:style-name="P1">RF ERROR: 0.3345921949003451</text:p>
      <text:p text:style-name="P13">LAG 1 PRAVI:</text:p>
      <text:p text:style-name="P12">HDZ ERROR: 0.07066196231427901</text:p>
      <text:p text:style-name="Preformatted_20_Text">SDP ERROR: 0.167338921235416</text:p>
      <text:p text:style-name="Preformatted_20_Text">KH ERROR: 0.2549801881860602</text:p>
      <text:p text:style-name="Preformatted_20_Text">MOST ERROR: 0.06673249143582029</text:p>
      <text:p text:style-name="Preformatted_20_Text">DPMS ERROR: 0.1512234179023446</text:p>
      <text:p text:style-name="Preformatted_20_Text">Centar ERROR: 0.37626619353779156</text:p>
      <text:p text:style-name="Preformatted_20_Text">Fokus ERROR: 0.37075301635243335</text:p>
      <text:p text:style-name="Preformatted_20_Text">Mozemo! ERROR: 0.11100777209342899</text:p>
      <text:p text:style-name="P1">RF ERROR: 0.30120737160915967</text:p>
      <text:p text:style-name="P13">LAG 2 PRAVI:</text:p>
      <text:p text:style-name="P12">HDZ ERROR: 0.0632788917153921</text:p>
      <text:p text:style-name="Preformatted_20_Text">SDP ERROR: 0.1881702629584867</text:p>
      <text:p text:style-name="Preformatted_20_Text">KH ERROR: 0.34058797336117025</text:p>
      <text:p text:style-name="Preformatted_20_Text">MOST ERROR: 0.04549450818319484</text:p>
      <text:p text:style-name="Preformatted_20_Text">DPMS ERROR: 0.2274329080684537</text:p>
      <text:p text:style-name="Preformatted_20_Text">Centar ERROR: 0.34044968744415816</text:p>
      <text:p text:style-name="Preformatted_20_Text">Fokus ERROR: 0.33438753980503166</text:p>
      <text:p text:style-name="Preformatted_20_Text">Mozemo! ERROR: 0.0953840724621587</text:p>
      <text:p text:style-name="P1">RF ERROR: 0.27669426091091337</text:p>
      <text:p text:style-name="P14"><text:soft-page-break/>LAG 2 ERR 2 PRAVI:</text:p>
      <text:p text:style-name="P19">HDZ ERROR: 0.061135465552631656</text:p>
      <text:p text:style-name="Preformatted_20_Text">SDP ERROR: 0.19382289535795924</text:p>
      <text:p text:style-name="Preformatted_20_Text">KH ERROR: 0.25845651454007923</text:p>
      <text:p text:style-name="Preformatted_20_Text">MOST ERROR: 0.05652444424758373</text:p>
      <text:p text:style-name="Preformatted_20_Text">DPMS ERROR: 0.18736151981491636</text:p>
      <text:p text:style-name="Preformatted_20_Text">Centar ERROR: 0.32237098740507814</text:p>
      <text:p text:style-name="Preformatted_20_Text">Fokus ERROR: 0.3207823196097527</text:p>
      <text:p text:style-name="Preformatted_20_Text">Mozemo! ERROR: 0.09768920464961675</text:p>
      <text:p text:style-name="P1">RF ERROR: 0.27298731870051607</text:p>
      <text:p text:style-name="P19"/>
      <text:p text:style-name="P14">LAG <text:span text:style-name="T1">4</text:span> <text:span text:style-name="T1">ERR 2 </text:span>PRAVI:</text:p>
      <text:p text:style-name="P18">HDZ ERROR: 0.06297566760687962</text:p>
      <text:p text:style-name="Preformatted_20_Text">SDP ERROR: 0.23818059011134637</text:p>
      <text:p text:style-name="Preformatted_20_Text">KH ERROR: 0.44850377438434286</text:p>
      <text:p text:style-name="Preformatted_20_Text">MOST ERROR: 0.06327954352313556</text:p>
      <text:p text:style-name="Preformatted_20_Text">DPMS ERROR: 0.2522083788576382</text:p>
      <text:p text:style-name="Preformatted_20_Text">Centar ERROR: 0.39860540978217107</text:p>
      <text:p text:style-name="Preformatted_20_Text">Fokus ERROR: 0.392348147749853</text:p>
      <text:p text:style-name="Preformatted_20_Text">Mozemo! ERROR: 0.13863782498014982</text:p>
      <text:p text:style-name="P1">RF ERROR: 0.29786350440482545</text:p>
      <text:p text:style-name="P25"><text:span text:style-name="T2">LAG 2 ERR 1 PRAVI:<text:line-break/></text:span>HDZ ERROR: 0.06308669731879922</text:p>
      <text:p text:style-name="Preformatted_20_Text">SDP ERROR: 0.18281435308551716</text:p>
      <text:p text:style-name="Preformatted_20_Text">KH ERROR: 0.2824563850607378</text:p>
      <text:p text:style-name="Preformatted_20_Text">MOST ERROR: 0.0484785364165634</text:p>
      <text:p text:style-name="Preformatted_20_Text">DPMS ERROR: 0.23859311508509473</text:p>
      <text:p text:style-name="Preformatted_20_Text">Centar ERROR: 0.33552304570407293</text:p>
      <text:p text:style-name="Preformatted_20_Text">Fokus ERROR: 0.32233632421231095</text:p>
      <text:p text:style-name="Preformatted_20_Text">Mozemo! ERROR: 0.0964924879958951</text:p>
      <text:p text:style-name="P1">RF ERROR: 0.2657700914627432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9:52:27.116472263</meta:creation-date>
    <meta:generator>LibreOffice/7.3.7.2$Linux_X86_64 LibreOffice_project/30$Build-2</meta:generator>
    <dc:date>2024-04-06T19:58:59.997371076</dc:date>
    <meta:editing-duration>PT2H42M22S</meta:editing-duration>
    <meta:editing-cycles>3</meta:editing-cycles>
    <meta:document-statistic meta:table-count="0" meta:image-count="0" meta:object-count="0" meta:page-count="5" meta:paragraph-count="238" meta:word-count="731" meta:character-count="6825" meta:non-whitespace-character-count="6332"/>
  </office:meta>
</office:document-meta>
</file>